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TimeoutException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TimeoutException.InvalidTimeoutException( String msg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